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8611in"/>
    </style:style>
    <style:style style:name="Table1.B" style:family="table-column">
      <style:table-column-properties style:column-width="2.6611in"/>
    </style:style>
    <style:style style:name="Table1.C" style:family="table-column">
      <style:table-column-properties style:column-width="1.6396in"/>
    </style:style>
    <style:style style:name="Table1.D" style:family="table-column">
      <style:table-column-properties style:column-width="1.763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ได้เลยครับ! นี่คือคำสั่ง <text:span text:style-name="Source_20_Text">ng</text:span> (Angular CLI) ที่ใช้บ่อยๆ สำหรับสร้างไฟล์ในโปรเจกต์ Angular โดยเฉพาะกับ Angular v15+ ที่เน้น Standalone Components ด้วยนะครับ</text:p>
      <text:p text:style-name="Horizontal_20_Line"/>
      <text:h text:style-name="Heading_20_2" text:outline-level="2">คำสั่ง Angular CLI สร้างไฟล์บ่อยๆ</text:h>
      <text:h text:style-name="Heading_20_3" text:outline-level="3">1. สร้าง Standalone Component</text:h>
      <text:p text:style-name="P1"><text:span text:style-name="Source_20_Text">ng generate component pages/dashboard --standalone</text:span></text:p>
      <text:p text:style-name="Text_20_body">หรือย่อ</text:p>
      <text:p text:style-name="P1"><text:span text:style-name="Source_20_Text">ng g c pages/dashboard --standalone</text:span></text:p>
      <text:p text:style-name="Quotations">สร้าง component แบบ <text:span text:style-name="Strong_20_Emphasis">ไม่ต้องเพิ่มใน module</text:span><text:line-break/>ไฟล์ <text:span text:style-name="Source_20_Text">.ts</text:span> จะมี <text:span text:style-name="Source_20_Text">standalone: true</text:span> พร้อม <text:span text:style-name="Source_20_Text">imports</text:span> ที่จำเป็น</text:p>
      <text:p text:style-name="Horizontal_20_Line"/>
      <text:h text:style-name="Heading_20_3" text:outline-level="3">2. สร้าง Service</text:h>
      <text:p text:style-name="P1"><text:span text:style-name="Source_20_Text">ng generate service core/services/auth</text:span></text:p>
      <text:p text:style-name="Text_20_body">หรือ</text:p>
      <text:p text:style-name="P1"><text:span text:style-name="Source_20_Text">ng g s core/services/auth</text:span></text:p>
      <text:p text:style-name="Quotations">สร้างไฟล์ service พร้อม <text:span text:style-name="Source_20_Text">@Injectable({ providedIn: 'root' })</text:span></text:p>
      <text:p text:style-name="Horizontal_20_Line"/>
      <text:h text:style-name="Heading_20_3" text:outline-level="3">3. สร้าง Guard (โดยเลือก CanActivate, CanDeactivate ฯลฯ)</text:h>
      <text:p text:style-name="P1"><text:span text:style-name="Source_20_Text">ng generate guard core/guards/auth</text:span></text:p>
      <text:p text:style-name="Quotations">CLI จะถามว่าจะสร้าง guard แบบไหน<text:line-break/>กด space เลือก <text:span text:style-name="Source_20_Text">CanActivate</text:span> แล้ว enter</text:p>
      <text:p text:style-name="Horizontal_20_Line"/>
      <text:h text:style-name="Heading_20_3" text:outline-level="3">4. สร้าง Pipe</text:h>
      <text:p text:style-name="P1"><text:span text:style-name="Source_20_Text">ng generate pipe shared/pipes/custom-date</text:span></text:p>
      <text:p text:style-name="Text_20_body">หรือ</text:p>
      <text:p text:style-name="P1"><text:span text:style-name="Source_20_Text">ng g p shared/pipes/custom-date</text:span></text:p>
      <text:p text:style-name="Horizontal_20_Line"/>
      <text:h text:style-name="Heading_20_3" text:outline-level="3"><text:soft-page-break/>5. สร้าง Directive</text:h>
      <text:p text:style-name="P1"><text:span text:style-name="Source_20_Text">ng generate directive shared/directives/highlight</text:span></text:p>
      <text:p text:style-name="Text_20_body">หรือ</text:p>
      <text:p text:style-name="P1"><text:span text:style-name="Source_20_Text">ng g d shared/directives/highlight</text:span></text:p>
      <text:p text:style-name="Horizontal_20_Line"/>
      <text:h text:style-name="Heading_20_3" text:outline-level="3">6. สร้าง Module (ถ้าต้องการ)</text:h>
      <text:p text:style-name="P1"><text:span text:style-name="Source_20_Text">ng generate module core/core</text:span></text:p>
      <text:p text:style-name="Text_20_body">หรือ</text:p>
      <text:p text:style-name="P1"><text:span text:style-name="Source_20_Text">ng g m core/core</text:span></text:p>
      <text:p text:style-name="Horizontal_20_Line"/>
      <text:h text:style-name="Heading_20_3" text:outline-level="3">7. สร้าง Interface / Model (Angular CLI ไม่มีคำสั่งโดยตรง)</text:h>
      <text:p text:style-name="Text_20_body">สำหรับ interface หรือ model แนะนำสร้างไฟล์ <text:span text:style-name="Source_20_Text">.ts</text:span> เอง เช่น</text:p>
      <text:p text:style-name="P1"><text:span text:style-name="Source_20_Text">src/app/core/models/user.model.ts</text:span></text:p>
      <text:p text:style-name="Text_20_body">แล้วเขียน interface ด้วยตัวเอง</text:p>
      <text:p text:style-name="Horizontal_20_Line"/>
      <text:h text:style-name="Heading_20_2" text:outline-level="2">สรุปคำสั่งย่อ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ประเภท</text:p>
            </table:table-cell>
            <table:table-cell table:style-name="Table1.A1" office:value-type="string">
              <text:p text:style-name="Table_20_Heading">คำสั่งเต็ม</text:p>
            </table:table-cell>
            <table:table-cell table:style-name="Table1.A1" office:value-type="string">
              <text:p text:style-name="Table_20_Heading">คำสั่งย่อ</text:p>
            </table:table-cell>
            <table:table-cell table:style-name="Table1.A1" office:value-type="string">
              <text:p text:style-name="Table_20_Heading">หมายเหตุ</text:p>
            </table:table-cell>
          </table:table-row>
        </table:table-header-rows>
        <table:table-row>
          <table:table-cell table:style-name="Table1.A1" office:value-type="string">
            <text:p text:style-name="Table_20_Contents">Component</text:p>
          </table:table-cell>
          <table:table-cell table:style-name="Table1.A1" office:value-type="string">
            <text:p text:style-name="Table_20_Contents"><text:span text:style-name="Source_20_Text">ng generate component &lt;path&gt;</text:span></text:p>
          </table:table-cell>
          <table:table-cell table:style-name="Table1.A1" office:value-type="string">
            <text:p text:style-name="Table_20_Contents"><text:span text:style-name="Source_20_Text">ng g c &lt;path&gt;</text:span></text:p>
          </table:table-cell>
          <table:table-cell table:style-name="Table1.A1" office:value-type="string">
            <text:p text:style-name="Table_20_Contents">เพิ่ม <text:span text:style-name="Source_20_Text">--standalone</text:span> ได้</text:p>
          </table:table-cell>
        </table:table-row>
        <table:table-row>
          <table:table-cell table:style-name="Table1.A1" office:value-type="string">
            <text:p text:style-name="Table_20_Contents">Service</text:p>
          </table:table-cell>
          <table:table-cell table:style-name="Table1.A1" office:value-type="string">
            <text:p text:style-name="Table_20_Contents"><text:span text:style-name="Source_20_Text">ng generate service &lt;path&gt;</text:span></text:p>
          </table:table-cell>
          <table:table-cell table:style-name="Table1.A1" office:value-type="string">
            <text:p text:style-name="Table_20_Contents"><text:span text:style-name="Source_20_Text">ng g s &lt;path&gt;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Guard</text:p>
          </table:table-cell>
          <table:table-cell table:style-name="Table1.A1" office:value-type="string">
            <text:p text:style-name="Table_20_Contents"><text:span text:style-name="Source_20_Text">ng generate guard &lt;path&gt;</text:span></text:p>
          </table:table-cell>
          <table:table-cell table:style-name="Table1.A1" office:value-type="string">
            <text:p text:style-name="Table_20_Contents"><text:span text:style-name="Source_20_Text">ng g guard &lt;path&gt;</text:span></text:p>
          </table:table-cell>
          <table:table-cell table:style-name="Table1.A1" office:value-type="string">
            <text:p text:style-name="Table_20_Contents">เลือก type ตอนสร้าง</text:p>
          </table:table-cell>
        </table:table-row>
        <table:table-row>
          <table:table-cell table:style-name="Table1.A1" office:value-type="string">
            <text:p text:style-name="Table_20_Contents">Pipe</text:p>
          </table:table-cell>
          <table:table-cell table:style-name="Table1.A1" office:value-type="string">
            <text:p text:style-name="Table_20_Contents"><text:span text:style-name="Source_20_Text">ng generate pipe &lt;path&gt;</text:span></text:p>
          </table:table-cell>
          <table:table-cell table:style-name="Table1.A1" office:value-type="string">
            <text:p text:style-name="Table_20_Contents"><text:span text:style-name="Source_20_Text">ng g p &lt;path&gt;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Directive</text:p>
          </table:table-cell>
          <table:table-cell table:style-name="Table1.A1" office:value-type="string">
            <text:p text:style-name="Table_20_Contents"><text:span text:style-name="Source_20_Text">ng generate directive &lt;path&gt;</text:span></text:p>
          </table:table-cell>
          <table:table-cell table:style-name="Table1.A1" office:value-type="string">
            <text:p text:style-name="Table_20_Contents"><text:span text:style-name="Source_20_Text">ng g d &lt;path&gt;</text:span>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Table_20_Contents">Module</text:p>
          </table:table-cell>
          <table:table-cell table:style-name="Table1.A1" office:value-type="string">
            <text:p text:style-name="Table_20_Contents"><text:span text:style-name="Source_20_Text">ng generate module &lt;path&gt;</text:span></text:p>
          </table:table-cell>
          <table:table-cell table:style-name="Table1.A1" office:value-type="string">
            <text:p text:style-name="Table_20_Contents"><text:span text:style-name="Source_20_Text">ng g m &lt;path&gt;</text:span></text:p>
          </table:table-cell>
          <table:table-cell table:style-name="Table1.A1" office:value-type="string">
            <text:p text:style-name="P2"/>
          </table:table-cell>
        </table:table-row>
      </table:table>
      <text:p text:style-name="Horizontal_20_Line"/>
      <text:p text:style-name="Text_20_body">ถ้าต้องการผมช่วยจัดเป็น Cheat Sheet พร้อมตัวอย่างพร้อมใช้ส่งให้ก็ได้นะครับ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1T20:25:24.411823900</meta:creation-date>
    <dc:date>2025-06-21T20:25:30.134518100</dc:date>
    <meta:editing-duration>PT5S</meta:editing-duration>
    <meta:editing-cycles>1</meta:editing-cycles>
    <meta:document-statistic meta:table-count="1" meta:image-count="0" meta:object-count="0" meta:page-count="2" meta:paragraph-count="57" meta:word-count="532" meta:character-count="1475" meta:non-whitespace-character-count="1329"/>
    <meta:generator>LibreOffice/25.2.4.3$Windows_X86_64 LibreOffice_project/33e196637044ead23f5c3226cde09b47731f7e27</meta:generator>
  </office:meta>
</office:document-meta>
</file>